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fo:font-weight="bold" officeooo:rsid="0004b4c0" officeooo:paragraph-rsid="0004b4c0" style:font-weight-asian="bold" style:font-weight-complex="bold"/>
    </style:style>
    <style:style style:name="P6"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7" style:family="paragraph" style:parent-style-name="Standard">
      <style:text-properties officeooo:rsid="0004b4c0" officeooo:paragraph-rsid="0004b4c0"/>
    </style:style>
    <style:style style:name="P8" style:family="paragraph" style:parent-style-name="Standard">
      <style:text-properties officeooo:rsid="00054aa4" officeooo:paragraph-rsid="000643a1"/>
    </style:style>
    <style:style style:name="P9" style:family="paragraph" style:parent-style-name="Standard" style:list-style-name="L4">
      <style:text-properties officeooo:rsid="00054aa4" officeooo:paragraph-rsid="000643a1"/>
    </style:style>
    <style:style style:name="P10" style:family="paragraph" style:parent-style-name="Standard">
      <style:text-properties officeooo:rsid="00054aa4" officeooo:paragraph-rsid="00054aa4"/>
    </style:style>
    <style:style style:name="P11" style:family="paragraph" style:parent-style-name="Standard" style:list-style-name="L4">
      <style:text-properties officeooo:rsid="000643a1" officeooo:paragraph-rsid="000643a1"/>
    </style:style>
    <style:style style:name="P12" style:family="paragraph" style:parent-style-name="Standard">
      <style:paragraph-properties fo:text-align="start" style:justify-single-word="false"/>
      <style:text-properties officeooo:rsid="000aa284" officeooo:paragraph-rsid="0014d1cc"/>
    </style:style>
    <style:style style:name="P13" style:family="paragraph" style:parent-style-name="Standard">
      <style:paragraph-properties fo:text-align="center" style:justify-single-word="false"/>
      <style:text-properties officeooo:rsid="0014d1cc" officeooo:paragraph-rsid="0014d1cc"/>
    </style:style>
    <style:style style:name="P14" style:family="paragraph" style:parent-style-name="Standard" style:list-style-name="L1">
      <style:text-properties officeooo:rsid="0014d1cc" officeooo:paragraph-rsid="0014d1cc"/>
    </style:style>
    <style:style style:name="P15" style:family="paragraph" style:parent-style-name="Standard" style:list-style-name="L2">
      <style:text-properties officeooo:rsid="0014d1cc" officeooo:paragraph-rsid="0014d1cc"/>
    </style:style>
    <style:style style:name="P16" style:family="paragraph" style:parent-style-name="Standard" style:list-style-name="L3">
      <style:text-properties officeooo:rsid="0014d1cc" officeooo:paragraph-rsid="0014d1cc"/>
    </style:style>
    <style:style style:name="P17" style:family="paragraph" style:parent-style-name="Standard">
      <style:paragraph-properties fo:text-align="start" style:justify-single-word="false"/>
      <style:text-properties fo:font-weight="normal" officeooo:rsid="0014d1cc" officeooo:paragraph-rsid="0014d1cc" style:font-weight-asian="normal" style:font-weight-complex="normal"/>
    </style:style>
    <style:style style:name="P18" style:family="paragraph" style:parent-style-name="Standard">
      <style:paragraph-properties fo:text-align="start" style:justify-single-word="false" fo:break-before="page"/>
      <style:text-properties fo:font-weight="normal" officeooo:rsid="0014d1cc" officeooo:paragraph-rsid="0014d1cc"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054aa4"/>
    </style:style>
    <style:style style:name="T5" style:family="text">
      <style:text-properties fo:font-size="14pt" fo:font-style="italic" style:font-size-asian="14pt" style:font-style-asian="italic" style:font-size-complex="14pt"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ca2d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4d1cc" style:font-weight-asian="normal" style:font-weight-complex="normal"/>
    </style:style>
    <style:style style:name="T10" style:family="text">
      <style:text-properties officeooo:rsid="0010266c"/>
    </style:style>
    <style:style style:name="T11" style:family="text">
      <style:text-properties officeooo:rsid="0014d1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ext:p>
      <text:p text:style-name="P5">Mission : <text:span text:style-name="T11">Diplomacy</text:span> (<text:span text:style-name="T11">1</text:span>) </text:p>
      <text:p text:style-name="P13"><text:span text:style-name="T1">Lost colony </text:span></text:p>
      <text:p text:style-name="P13"><text:span text:style-name="T1"/></text:p>
      <text:p text:style-name="P17"><text:span text:style-name="T6">Description</text:span>: One of the old, slower, deep space colony ships crashed on the planet Thasus many years ago. Presumably the society that developed there would like to re-establish ties with the Confederation. Send a team down to re-establish contact and negotiate the treaty. </text:p>
      <text:p text:style-name="P18">One of the old, slower, deep space colony ships crashed on the planet Thasus many years ago. Presumably the society that developed there would like to re-establish ties with the Confederation. Your mission is to do down to re-establish contact and negotiate the treaty. </text:p>
      <text:p text:style-name="P4"/>
      <text:list xml:id="list6358187932467590203" text:style-name="L1">
        <text:list-item>
          <text:p text:style-name="P14">Maximum personnel: 5: If you have personnel on this mission in excess of the maximum then the remainder will die horribly within minutes of arriving on the planet.</text:p>
        </text:list-item>
        <text:list-item>
          <text:p text:style-name="P14">There is only one survivor from the doomed colony ship remaining. He/she/it has developed extraordinary psychic powers used for survival. It is also not used to strangers and might react poorly to the same.</text:p>
        </text:list-item>
      </text:list>
      <text:p text:style-name="P4"/>
      <text:p text:style-name="P12"><text:span text:style-name="T6">Survivors:</text:span><text:span text:style-name="T8"> </text:span><text:span text:style-name="T9">Roll a d6 and subtract 2. This will be the number of away team members that survived. None of the rest of you make it back alive.</text:span></text:p>
      <text:p text:style-name="P1"/>
      <text:p text:style-name="P1"><text:span text:style-name="T6">Success Criteria</text:span>: <text:span text:style-name="T7">To succeed in this mission you must have</text:span></text:p>
      <text:list xml:id="list1667782742778076097" text:style-name="L2">
        <text:list-item>
          <text:p text:style-name="P15">Someone with PSI, COMPETETIVE DANCE, SUPERIOR INTELLIGENCE, TRIVIA EXPERT or DECEPTION skill <text:span text:style-name="T2">AND</text:span> someone with the DIPLOMACY, EVASION, SANITATION, SLEIGHT OF HAND or COUNSELING skill <text:span text:style-name="T2">AND</text:span> at least one survivor.</text:p>
        </text:list-item>
      </text:list>
      <text:p text:style-name="P1"/>
      <text:p text:style-name="P1"><text:span text:style-name="T6">Quartermaster</text:span>: The quartermaster has provided you with the following to assist in your mission: </text:p>
      <text:list xml:id="list2871170017175660084" text:style-name="L3">
        <text:list-item>
          <text:p text:style-name="P16">A bologna sandwich</text:p>
        </text:list-item>
        <text:list-item>
          <text:p text:style-name="P16">A bottle of 10W-40 motor oil. </text:p>
        </text:list-item>
        <text:list-item>
          <text:p text:style-name="P16">A vintage copy of Playgirl's <text:span text:style-name="T3">Dudes of the Atlantic Coast Conference</text:span> issue.</text:p>
        </text:list-item>
      </text:list>
      <text:p text:style-name="P1"/>
      <text:p text:style-name="P2"><text:span text:style-name="T5">Determine your survivors and success.</text:span> </text:p>
      <text:p text:style-name="P3"><text:span text:style-name="T4">As a group </text:span>(including the non-survivors) <text:span text:style-name="T4">take about ten minutes (don't rush, don't dawdle – its not a race) to </text:span>come up with a report detailing how the events of this mission played out. Your unique skills and the equipment provided by the quartermaster should play an important role in <text:span text:style-name="T4">how the </text:span>success or failure of this mission <text:span text:style-name="T4">played out</text:span>. </text:p>
      <text:p text:style-name="P3"/>
      <text:p text:style-name="P8">Adjust your character sheets: if you survived add +1 heart to the captains tally. </text:p>
      <text:p text:style-name="P8">One the other hand if you died:</text:p>
      <text:list xml:id="list8476463190899933692" text:style-name="L4">
        <text:list-item>
          <text:p text:style-name="P9">Increase your Anger Level a notch.</text:p>
        </text:list-item>
        <text:list-item>
          <text:p text:style-name="P11">Add +1 negative feedback to the captain's tally.</text:p>
        </text:list-item>
        <text:list-item>
          <text:p text:style-name="P11">Cross off your given name and your current skill.</text:p>
        </text:list-item>
        <text:list-item>
          <text:p text:style-name="P11">Pick a new given name and new skill for your replacement. </text:p>
        </text:list-item>
      </text:list>
      <text:p text:style-name="P3"/>
      <text:p text:style-name="P10">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12S</meta:editing-duration>
    <meta:editing-cycles>11</meta:editing-cycles>
    <meta:generator>LibreOffice/5.1.6.2$Windows_x86 LibreOffice_project/07ac168c60a517dba0f0d7bc7540f5afa45f0909</meta:generator>
    <dc:date>2017-08-20T13:11:21.211000000</dc:date>
    <meta:document-statistic meta:table-count="0" meta:image-count="0" meta:object-count="0" meta:page-count="2" meta:paragraph-count="23" meta:word-count="437" meta:character-count="2527" meta:non-whitespace-character-count="2111"/>
    <meta:user-defined meta:name="Info 1"/>
    <meta:user-defined meta:name="Info 2"/>
    <meta:user-defined meta:name="Info 3"/>
    <meta:user-defined meta:name="Info 4"/>
  </office:meta>
</office:document-meta>
</file>